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3C0000026D70D96EC6B9D30AF6.png" manifest:media-type="image/png"/>
  <manifest:file-entry manifest:full-path="Pictures/10000000000004220000031A0AF85F1C071E4B8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print_20_Plans-title">
      <style:graphic-properties fo:min-height="4.8cm"/>
    </style:style>
    <style:style style:name="pr2" style:family="presentation" style:parent-style-name="Blueprint_20_Plans-notes">
      <style:graphic-properties draw:fill-color="#ffffff" draw:auto-grow-height="true" fo:min-height="13.364cm"/>
    </style:style>
    <style:style style:name="pr3" style:family="presentation" style:parent-style-name="Standard-outline1">
      <style:graphic-properties fo:min-height="11.929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3.506cm"/>
    </style:style>
    <style:style style:name="pr6" style:family="presentation" style:parent-style-name="Blueprint_20_Plans-notes">
      <style:graphic-properties draw:fill-color="#ffffff" fo:min-height="13.364cm"/>
    </style:style>
    <style:style style:name="pr7" style:family="presentation" style:parent-style-name="Blueprint_20_Plans-title">
      <style:graphic-properties fo:min-height="3.506cm"/>
    </style:style>
    <style:style style:name="P1" style:family="paragraph">
      <loext:graphic-properties draw:fill-color="#ffffff"/>
    </style:style>
    <style:style style:name="P2" style:family="paragraph">
      <style:paragraph-properties fo:text-align="justify"/>
    </style:style>
    <style:style style:name="P3" style:family="paragraph">
      <loext:graphic-properties draw:fill-color="#ffffff"/>
      <style:text-properties fo:font-size="20pt"/>
    </style:style>
    <style:style style:name="P4" style:family="paragraph">
      <style:paragraph-properties fo:text-align="start"/>
      <style:text-properties fo:font-size="32pt" fo:language="en" fo:country="US" style:font-size-asian="32pt" style:font-size-complex="32pt"/>
    </style:style>
    <style:style style:name="T1" style:family="text">
      <style:text-properties fo:font-weight="bold" style:font-weight-asian="bold" style:font-weight-complex="bold"/>
    </style:style>
    <style:style style:name="T2" style:family="text">
      <style:text-properties fo:font-size="32pt" fo:language="en" fo:country="US" style:font-size-asian="32pt" style:font-size-complex="32pt"/>
    </style:style>
    <style:style style:name="T3" style:family="text">
      <style:text-properties fo:color="#ce181e" fo:font-size="32pt" fo:language="en" fo:country="US"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layer="layout" svg:width="25.199cm" svg:height="4.8cm" svg:x="1.4cm" svg:y="3cm" presentation:class="title">
          <draw:text-box>
            <text:p>Asynchronous</text:p>
          </draw:text-box>
        </draw:frame>
        <presentation:notes draw:style-name="dp2">
          <draw:page-thumbnail draw:style-name="gr1" draw:layer="layout" svg:width="14.85cm" svg:height="11.14cm" svg:x="3.074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3" draw:text-style-name="P2" draw:layer="layout" svg:width="25.199cm" svg:height="12.179cm" svg:x="1.4cm" svg:y="4.914cm" presentation:class="outline" presentation:user-transformed="true">
          <draw:text-box>
            <text:p text:style-name="P2"><text:span text:style-name="T1">Asynchronous</text:span> adalah hasil eksekusi atau output tidak selalu berdasarkan urutan kode, tetapi berdasarkan waktu proses. Eksekusi dengan asynchronous tidak akan membloking atau menunggu suatu perintah sampai selesai. Daripada menunggu, asynchronous akan mengeksekusi perintah selanjutnya.</text:p>
            <text:p text:style-name="P2">cara kerja <text:span text:style-name="T1">asynchronous</text:span> adalah berdasarkan waktu proses. Jika ada salah satu eksekusi membutuhkan proses yang agak lama, maka sembari menunggu prosess tersebut javascript mengeksekusi perintah selanjutnya.</text:p>
          </draw:text-box>
        </draw:frame>
        <presentation:notes draw:style-name="dp2">
          <draw:page-thumbnail draw:style-name="gr1" draw:layer="layout" svg:width="14.85cm" svg:height="11.14cm" svg:x="3.07cm" svg:y="2.26cm" draw:page-number="2" presentation:class="page"/>
          <draw:frame presentation:style-name="pr4" draw:text-style-name="P1"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3" draw:text-style-name="P2" draw:layer="layout" svg:width="25.199cm" svg:height="12.179cm" svg:x="1.4cm" svg:y="4.914cm" presentation:class="outline">
          <draw:text-box>
            <text:p text:style-name="P2">Async/await adalah fitur yang hadir sejak ES2017. Fitur ini mempermudah kita dalam menangani proses asynchronous.Async/Await merupakan sebuah syntax khusus yang digunakan untuk menangani Promise agar penulisan code lebih efisien dan rapih.</text:p>
            <text:p text:style-name="P2"><text:s text:c="4"/>const getAllUser = async ()=&gt; {</text:p>
            <text:p text:style-name="P2"><text:s text:c="4"/><text:tab/>const data = await getUser()</text:p>
            <text:p text:style-name="P2"><text:s text:c="4"/><text:tab/>console.log(data)</text:p>
            <text:p text:style-name="P2"><text:s text:c="4"/>}</text:p>
          </draw:text-box>
        </draw:frame>
        <presentation:notes draw:style-name="dp2">
          <draw:page-thumbnail draw:style-name="gr1" draw:layer="layout" svg:width="19.798cm" svg:height="11.136cm" svg:x="0.6cm" svg:y="2.257cm" draw:page-number="3" presentation:class="page"/>
          <draw:frame presentation:style-name="pr4" draw:text-style-name="P1"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5" draw:layer="layout" svg:width="25.199cm" svg:height="3.506cm" svg:x="1.4cm" svg:y="0.837cm" presentation:class="title">
          <draw:text-box>
            <text:p>penggunaan Async Await</text:p>
          </draw:text-box>
        </draw:frame>
        <draw:frame presentation:style-name="pr3" draw:layer="layout" svg:width="25.199cm" svg:height="12.179cm" svg:x="1.4cm" svg:y="4.914cm" presentation:class="outline">
          <draw:text-box>
            <text:list text:style-name="L2">
              <text:list-item>
                <text:p>Async/Await adalah salah satu cara untuk mengatasai masalah asynchronous pada Javascript selain menggunakan callback dan promise.</text:p>
              </text:list-item>
              <text:list-item>
                <text:p>Pada implementasi Async/Await, kita menggunakan kata kunci async sebelum fungsi. Await sendiri hanya bisa digunakan pada fungsi yang menggunakan async.</text:p>
              </text:list-item>
              <text:list-item>
                <text:p>Untuk menggunakan Async/Await, kembalian dari suatu fungsi harus merupakan suatu Promise. Async/Await tidak dapat berdiri tanpa adanya Promise.</text:p>
              </text:list-item>
              <text:list-item>
                <text:p>Tidak seperti Promise, dengan Async/Await maka suatu baris kode dapat tersusun rapi mirip dengan kode yang sifatnya synchronous.</text:p>
              </text:list-item>
              <text:list-item>
                <text:p>Setiap baris yang menggunakan await, akan ditunggu sampai Asynchronous Promise tersebut di resolve.</text:p>
              </text:list-item>
            </text:list>
          </draw:text-box>
        </draw:frame>
        <presentation:notes draw:style-name="dp2">
          <draw:page-thumbnail draw:style-name="gr1" draw:layer="layout" svg:width="19.798cm" svg:height="11.136cm" svg:x="0.6cm" svg:y="2.257cm" draw:page-number="4" presentation:class="page"/>
          <draw:frame presentation:style-name="pr4" draw:text-style-name="P1"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5" draw:layer="layout" svg:width="25.199cm" svg:height="3.506cm" svg:x="1.4cm" svg:y="0.837cm" presentation:class="title" presentation:user-transformed="true">
          <draw:text-box>
            <text:p>Error Handling Async/Await</text:p>
          </draw:text-box>
        </draw:frame>
        <draw:frame presentation:style-name="pr3" draw:text-style-name="P2" draw:layer="layout" svg:width="25.199cm" svg:height="12.179cm" svg:x="1.4cm" svg:y="4.914cm" presentation:class="outline" presentation:user-transformed="true">
          <draw:text-box>
            <text:list text:style-name="L2">
              <text:list-header>
                <text:p text:style-name="P2">Untuk menghandle error <text:s/>Async/Await kita dapat menggunakan try catch di dalam function yang kita buat, sehingga jika terjadi error kita dapat menangkap errornya dalam block catch, berikut contoh penggunaannya.</text:p>
              </text:list-header>
            </text:list>
          </draw:text-box>
        </draw:frame>
        <presentation:notes draw:style-name="dp2">
          <draw:page-thumbnail draw:style-name="gr1" draw:layer="layout" svg:width="19.798cm" svg:height="11.136cm" svg:x="0.6cm" svg:y="2.257cm" draw:page-number="5" presentation:class="page"/>
          <draw:frame presentation:style-name="pr4" draw:text-style-name="P1"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3" draw:layer="layout" svg:width="25.199cm" svg:height="12.179cm" svg:x="1.4cm" svg:y="4.914cm" presentation:class="outline">
          <draw:text-box>
            <text:p><text:s text:c="4"/>const getAllUser = async ()=&gt; {</text:p>
            <text:list text:style-name="L2">
              <text:list-header>
                <text:p><text:s text:c="4"/><text:tab/>try {</text:p>
                <text:p><text:s text:c="4"/><text:tab/><text:tab/>const result = await getUser()</text:p>
                <text:p><text:s text:c="4"/><text:tab/><text:tab/>console.log(result)</text:p>
                <text:p><text:s text:c="4"/><text:tab/>} catch (error) {</text:p>
                <text:p><text:s text:c="4"/><text:tab/><text:tab/>console.log(error)</text:p>
                <text:p><text:s text:c="4"/><text:tab/>}</text:p>
                <text:p>}</text:p>
              </text:list-header>
            </text:list>
          </draw:text-box>
        </draw:frame>
        <presentation:notes draw:style-name="dp2">
          <draw:page-thumbnail draw:style-name="gr1" draw:layer="layout" svg:width="19.798cm" svg:height="11.136cm" svg:x="0.6cm" svg:y="2.257cm" draw:page-number="6" presentation:class="page"/>
          <draw:frame presentation:style-name="pr4" draw:text-style-name="P1"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3" draw:layer="layout" svg:width="25.199cm" svg:height="12.179cm" svg:x="1.4cm" svg:y="4.914cm" presentation:class="outline" presentation:user-transformed="true">
          <draw:text-box>
            <text:p>function tanyaKabar(name) {</text:p>
            <text:p><text:s text:c="4"/>console.log('Apa kabar,', name);</text:p>
            <text:p>}</text:p>
            <text:p/>
            <text:p>function katakanHallo(name) {</text:p>
            <text:p><text:s text:c="4"/>setImmediate(function () {</text:p>
            <text:p><text:s text:c="8"/>console.log('Hallo,', name);</text:p>
            <text:p><text:s text:c="4"/>});</text:p>
            <text:p>}</text:p>
            <text:p/>
            <text:p>katakanHallo('Hay');</text:p>
            <text:p>tanyaKabar('Hay');</text:p>
            <text:p/>
          </draw:text-box>
        </draw:frame>
        <presentation:notes draw:style-name="dp2">
          <draw:page-thumbnail draw:style-name="gr1" draw:layer="layout" svg:width="19.798cm" svg:height="11.136cm" svg:x="0.6cm" svg:y="2.257cm" draw:page-number="7" presentation:class="page"/>
          <draw:frame presentation:style-name="pr4" draw:text-style-name="P1"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3" draw:text-style-name="P2" draw:layer="layout" svg:width="25.199cm" svg:height="12.179cm" svg:x="1.4cm" svg:y="4.914cm" presentation:class="outline" presentation:user-transformed="true">
          <draw:text-box>
            <text:p text:style-name="P2">Pemanfaatan async sangat berguna pada saat melakukan operasi-operasi yang tidak harus menunggu proses yang lainnya. Misalnya, memanipulasi DOM ketika melakukan proses ajax.</text:p>
            <text:p text:style-name="P2"/>
            <text:p text:style-name="P2">Agar bisa memahami, kita perlu mengetahui cara menghandle kode async tersebut dengan cara callback ataupun promises.</text:p>
          </draw:text-box>
        </draw:frame>
        <presentation:notes draw:style-name="dp2">
          <draw:page-thumbnail draw:style-name="gr1" draw:layer="layout" svg:width="19.798cm" svg:height="11.136cm" svg:x="0.6cm" svg:y="2.257cm" draw:page-number="8" presentation:class="page"/>
          <draw:frame presentation:style-name="pr4" draw:text-style-name="P1" draw:layer="layout" svg:width="16.799cm" svg:height="13.364cm" svg:x="2.1cm" svg:y="14.107cm" presentation:class="notes" presentation:placeholder="true">
            <draw:text-box/>
          </draw:frame>
        </presentation:notes>
      </draw:page>
      <draw:page draw:name="page9" draw:style-name="dp1" draw:master-page-name="Blueprint_20_Plans" presentation:presentation-page-layout-name="AL2T1">
        <draw:frame presentation:style-name="pr1" draw:layer="layout" svg:width="25.199cm" svg:height="4.8cm" svg:x="1.4cm" svg:y="3cm" presentation:class="title" presentation:user-transformed="true">
          <draw:text-box>
            <text:p>Synchronous</text:p>
          </draw:text-box>
        </draw:frame>
        <presentation:notes draw:style-name="dp2">
          <draw:page-thumbnail draw:style-name="gr1" draw:layer="layout" svg:width="19.798cm" svg:height="11.136cm" svg:x="0.6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3" draw:text-style-name="P2" draw:layer="layout" svg:width="25.199cm" svg:height="12.179cm" svg:x="1.4cm" svg:y="4.914cm" presentation:class="outline" presentation:user-transformed="true">
          <draw:text-box>
            <text:p text:style-name="P2">setiap perintah harus menunggu perintah sebelumnya selesai. Proses seperti ini disebut ‘blocking’.</text:p>
            <text:p text:style-name="P2">function tanyaKabar(name) {</text:p>
            <text:p text:style-name="P2"><text:s text:c="4"/>console.log('Apa kabar,', name);</text:p>
            <text:p text:style-name="P2">}</text:p>
            <text:p text:style-name="P2"/>
            <text:p text:style-name="P2">function katakanHallo(name) {</text:p>
            <text:p text:style-name="P2"><text:s text:c="4"/>console.log('Hallo,', name);</text:p>
            <text:p text:style-name="P2">}</text:p>
            <text:p text:style-name="P2">katakanHallo('hayy');</text:p>
            <text:p text:style-name="P2">tanyaKabar('hayy');</text:p>
          </draw:text-box>
        </draw:frame>
        <presentation:notes draw:style-name="dp2">
          <draw:page-thumbnail draw:style-name="gr1" draw:layer="layout" svg:width="19.798cm" svg:height="11.136cm" svg:x="0.6cm" svg:y="2.257cm" draw:page-number="10" presentation:class="page"/>
          <draw:frame presentation:style-name="pr4" draw:text-style-name="P3" draw:layer="layout" svg:width="16.799cm" svg:height="13.364cm" svg:x="2.1cm" svg:y="14.107cm" presentation:class="notes" presentation:placeholder="true">
            <draw:text-box/>
          </draw:frame>
        </presentation:notes>
      </draw:page>
      <draw:page draw:name="page11" draw:style-name="dp1" draw:master-page-name="Blueprint_20_Plans">
        <draw:frame presentation:style-name="pr7" draw:text-style-name="P4" draw:layer="layout" svg:width="19.999cm" svg:height="3.506cm" svg:x="6.6cm" svg:y="8.8cm" presentation:class="title" presentation:user-transformed="true">
          <draw:text-box>
            <text:p><text:span text:style-name="T2">Selesai, Jum’at - </text:span><text:span text:style-name="T3">09/09/2022</text:span></text:p>
          </draw:text-box>
        </draw:frame>
        <presentation:notes draw:style-name="dp2">
          <draw:page-thumbnail draw:style-name="gr1" draw:layer="layout" svg:width="14.85cm" svg:height="11.14cm" svg:x="3.074cm" svg:y="2.257cm" draw:page-number="11"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000000004220000031A0AF85F1C071E4B8A.png" xlink:type="simple" xlink:show="embed" xlink:actuate="onLoad"/>
    <draw:fill-image draw:name="background" xlink:href="Pictures/100000000000033C0000026D70D96EC6B9D30AF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9-08T20:39:42.368612124</meta:creation-date>
    <meta:editing-duration>PT31M55S</meta:editing-duration>
    <meta:editing-cycles>16</meta:editing-cycles>
    <meta:generator>LibreOffice/6.0.7.3$Linux_X86_64 LibreOffice_project/00m0$Build-3</meta:generator>
    <dc:title>Blueprint Plans</dc:title>
    <dc:date>2022-09-09T14:49:54.799205045</dc:date>
    <meta:document-statistic meta:object-count="67"/>
  </office:meta>
</office:document-meta>
</file>